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ad9" officeooo:paragraph-rsid="00066ad9"/>
    </style:style>
    <style:style style:name="P2" style:family="paragraph" style:parent-style-name="Standard">
      <style:text-properties officeooo:paragraph-rsid="00066ad9"/>
    </style:style>
    <style:style style:name="P3" style:family="paragraph" style:parent-style-name="Standard">
      <style:text-properties officeooo:rsid="00067754" officeooo:paragraph-rsid="00067754"/>
    </style:style>
    <style:style style:name="P4" style:family="paragraph" style:parent-style-name="Standard">
      <style:text-properties officeooo:rsid="00067754" officeooo:paragraph-rsid="00072177"/>
    </style:style>
    <style:style style:name="P5" style:family="paragraph" style:parent-style-name="Standard">
      <style:text-properties officeooo:rsid="00067754" officeooo:paragraph-rsid="000a0a89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67754" officeooo:paragraph-rsid="00067754" style:font-weight-asian="bold" style:font-weight-complex="bold"/>
    </style:style>
    <style:style style:name="P7" style:family="paragraph" style:parent-style-name="Standard">
      <style:text-properties officeooo:paragraph-rsid="00067754"/>
    </style:style>
    <style:style style:name="P8" style:family="paragraph" style:parent-style-name="Standard">
      <style:text-properties fo:color="#c9211e" fo:font-size="14pt" style:text-underline-style="solid" style:text-underline-width="auto" style:text-underline-color="font-color" fo:font-weight="bold" officeooo:rsid="000a0a89" officeooo:paragraph-rsid="000a0a89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072177" officeooo:paragraph-rsid="00072177"/>
    </style:style>
    <style:style style:name="P10" style:family="paragraph" style:parent-style-name="Standard">
      <style:text-properties officeooo:rsid="00072177" officeooo:paragraph-rsid="00088248"/>
    </style:style>
    <style:style style:name="P11" style:family="paragraph" style:parent-style-name="Standard">
      <style:text-properties officeooo:rsid="00088248" officeooo:paragraph-rsid="00088248"/>
    </style:style>
    <style:style style:name="P12" style:family="paragraph" style:parent-style-name="Standard">
      <style:text-properties officeooo:paragraph-rsid="00088248"/>
    </style:style>
    <style:style style:name="P13" style:family="paragraph" style:parent-style-name="Standard">
      <style:text-properties fo:font-size="14pt" officeooo:rsid="00067754" officeooo:paragraph-rsid="00067754" style:font-size-asian="14pt" style:font-size-complex="14pt"/>
    </style:style>
    <style:style style:name="T1" style:family="text">
      <style:text-properties officeooo:rsid="00066ad9"/>
    </style:style>
    <style:style style:name="T2" style:family="text">
      <style:text-properties officeooo:rsid="00067754"/>
    </style:style>
    <style:style style:name="T3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072177"/>
    </style:style>
    <style:style style:name="T5" style:family="text">
      <style:text-properties officeooo:rsid="000882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etup Phase</text:p>
      <text:p text:style-name="P6">Load Preparation</text:p>
      <text:p text:style-name="Standard">Load Configurations</text:p>
      <text:p text:style-name="Standard">Set options</text:p>
      <text:p text:style-name="P1">Load stop sign from file and convert it to fences</text:p>
      <text:p text:style-name="P2"><text:span text:style-name="T1">Load global planner waypoints</text:span></text:p>
      <text:p text:style-name="P1">Initialize controller:</text:p>
      <text:p text:style-name="P1"><text:tab/>LONGITUDINAL CONTROLLER - PID Control</text:p>
      <text:p text:style-name="P1"><text:tab/>LATERAL CONTROLLER - Stanley Method</text:p>
      <text:p text:style-name="P1"><text:s text:c="18"/>kp = 0.50</text:p>
      <text:p text:style-name="P1"><text:s text:c="18"/>ki = 0.30</text:p>
      <text:p text:style-name="P1"><text:s text:c="18"/>integrator_min = 0.0</text:p>
      <text:p text:style-name="P1"><text:s text:c="18"/>integrator_max = 10.0</text:p>
      <text:p text:style-name="P1"><text:s text:c="18"/>kd = 0.13</text:p>
      <text:p text:style-name="P1"><text:s text:c="18"/>kp_heading = 8.00</text:p>
      <text:p text:style-name="P1"><text:s text:c="18"/>k_speed_crosstrack = 0.00</text:p>
      <text:p text:style-name="P1"><text:s text:c="18"/>cross_track_deadband = 0.01</text:p>
      <text:p text:style-name="P1"><text:s text:c="18"/>x_prev = 0.0</text:p>
      <text:p text:style-name="P1"><text:s text:c="18"/>y_prev = 0.0</text:p>
      <text:p text:style-name="P1"><text:s text:c="18"/>yaw_prev = 0.0</text:p>
      <text:p text:style-name="P1"><text:s text:c="18"/>v_prev = 0.0</text:p>
      <text:p text:style-name="P1"><text:s text:c="18"/>t_prev = 0.0</text:p>
      <text:p text:style-name="P1"><text:s text:c="18"/>v_error = 0.0</text:p>
      <text:p text:style-name="P1"><text:s text:c="18"/>v_error_prev = 0.0</text:p>
      <text:p text:style-name="P1"><text:s text:c="18"/>v_error_integral = 0.0</text:p>
      <text:p text:style-name="P1"/>
      <text:p text:style-name="P1"/>
      <text:p text:style-name="P2"><text:span text:style-name="T1">Gather current data from the Carla server and compute the average timestep based on several initial iterations: gather data and send control command</text:span></text:p>
      <text:p text:style-name="P1">Calculate the total episode frames: 1. for live plotter</text:p>
      <text:p text:style-name="P2"><text:span text:style-name="T1"><text:tab/><text:tab/><text:tab/><text:tab/><text:tab/>2. set limitation for main process</text:span></text:p>
      <text:p text:style-name="P2"/>
      <text:p text:style-name="P2">Store pose history starting from the start position</text:p>
      <text:p text:style-name="P2"/>
      <text:p text:style-name="P6">Object Detection</text:p>
      <text:p text:style-name="P2"><text:span text:style-name="T2">G</text:span>et camera images for object detection</text:p>
      <text:p text:style-name="P2"><text:span text:style-name="T2">C</text:span>alculate the parkedcar bbox points base on detection</text:p>
      <text:p text:style-name="P1"><text:tab/></text:p>
      <text:p text:style-name="P6">Live Plotter</text:p>
      <text:p text:style-name="P7"><text:span text:style-name="T2">Vehicle trajectory and control live plotting setup</text:span></text:p>
      <text:p text:style-name="P3">update live plotter with loaded info and object detection result</text:p>
      <text:p text:style-name="P3"/>
      <text:p text:style-name="P6">Local planner setup</text:p>
      <text:p text:style-name="P6">behavioural planner setup</text:p>
      <text:p text:style-name="P3"/>
      <text:p text:style-name="P13"><text:span text:style-name="T3">Scenario Execution Loop</text:span></text:p>
      <text:p text:style-name="P5">Iterate the frames until the end of the waypoints is reached or the <text:span text:style-name="T1">total episode frames</text:span> is reached. The controller simulation then ouptuts the results to the controller output directory.</text:p>
      <text:p text:style-name="P3"/>
      <text:p text:style-name="P3">Initialize the current timestamp</text:p>
      <text:p text:style-name="P3"/>
      <text:p text:style-name="P3">for frame in range(<text:span text:style-name="T1">total episode frames</text:span>): </text:p>
      <text:p text:style-name="P3"><text:soft-page-break/><text:tab/>Gather current data from the CARLA server</text:p>
      <text:p text:style-name="P3"><text:tab/>Update pose and timestamp</text:p>
      <text:p text:style-name="P3"><text:tab/>Wait for some initial time before starting the demo</text:p>
      <text:p text:style-name="P3"><text:tab/>Store collision history</text:p>
      <text:p text:style-name="P4"><text:tab/>Local Planner Update: </text:p>
      <text:p text:style-name="P4">(This will use the <text:span text:style-name="T4">collision_checker.py, velocity_planner.py, </text:span>behavioural_planner.py and local_planner.py)</text:p>
      <text:p text:style-name="P9">Compute open loop speed estimate.</text:p>
      <text:p text:style-name="P9"><text:tab/>Computes an open loop speed estimate based on the previously planned trajectory, and the timestep since the last planning cycle.</text:p>
      <text:p text:style-name="P9"/>
      <text:p text:style-name="P9">Calculate the goal state set in the local frame for the local planner.</text:p>
      <text:p text:style-name="P9">bahavior_planner</text:p>
      <text:p text:style-name="P9"><text:tab/>Set lookahead based on current speed. </text:p>
      <text:p text:style-name="P9"><text:tab/>Perform a state transition in the behavioural planner.</text:p>
      <text:p text:style-name="P9"><text:tab/>Check to see if we need to follow the lead vehicle.</text:p>
      <text:p text:style-name="P11"><text:tab/>If yes:</text:p>
      <text:p text:style-name="P10"><text:tab/><text:tab/>Compute the velocity profile for the path, and compute the waypoints.</text:p>
      <text:p text:style-name="P10"><text:tab/><text:tab/>Use the lead vehicle to inform the velocity profile's dynamic obstacle handling.</text:p>
      <text:p text:style-name="P10"><text:tab/><text:tab/>(In this scenario, the only dynamic obstacle is the lead vehicle at index 1.)</text:p>
      <text:p text:style-name="P11">If no:</text:p>
      <text:p text:style-name="P9">local_planner</text:p>
      <text:p text:style-name="P9"><text:tab/>Compute the goal state set from the behavioural planner's computed goal state.</text:p>
      <text:p text:style-name="P9"><text:tab/>Calculate planned paths in the local frame.</text:p>
      <text:p text:style-name="P9"><text:tab/>Transform those paths back to the global frame.</text:p>
      <text:p text:style-name="P9">collision_checker</text:p>
      <text:p text:style-name="P9"><text:tab/>Perform collision checking.</text:p>
      <text:p text:style-name="P9"><text:tab/>Compute the best local path.</text:p>
      <text:p text:style-name="P9"><text:tab/>If no path was feasible, continue to follow the previous best path.</text:p>
      <text:p text:style-name="P9"/>
      <text:p text:style-name="P9">Update the controller values and controls</text:p>
      <text:p text:style-name="P12"><text:span text:style-name="T5">Update the live plotter</text:span></text:p>
      <text:p text:style-name="P11"/>
      <text:p text:style-name="P9">Output controller command to CARLA server</text:p>
      <text:p text:style-name="P11">If the end of demo:</text:p>
      <text:p text:style-name="P11"><text:tab/>Stop vehicle and Store outputs to the controller output director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09:13:47.109708384</meta:creation-date>
    <dc:date>2022-02-03T18:52:55.421149453</dc:date>
    <meta:editing-duration>PT8H16M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73" meta:word-count="432" meta:character-count="3056" meta:non-whitespace-character-count="2374"/>
  </office:meta>
</office:document-meta>
</file>